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e002" officeooo:paragraph-rsid="001ce0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 learnt today @sep15</text:p>
      <text:p text:style-name="P1"><text:s/>what is JWT?</text:p>
      <text:p text:style-name="P1">Ans : it stands for json web tokens,which are used for authenticated purpose</text:p>
      <text:p text:style-name="P1">usually,when client sends http request without using jwt he need to mention who he is for each and every time he sends requests</text:p>
      <text:p text:style-name="P1"/>
      <text:p text:style-name="P1">but when using jwt he dont need to mention who he is each time,initially when he sends request,server will sends him token(JWT) along with payload(information) this JWT consists of credinals of user so each time he hits request there is no need to say who he is to server(client)</text:p>
      <text:p text:style-name="P1"/>
      <text:p text:style-name="P1"/>
      <text:p text:style-name="P1">note: ---&gt;we can set expiry time to a JWT token</text:p>
      <text:p text:style-name="P1"><text:s text:c="8"/>----&gt; jwt expires even we logged out of the session</text:p>
      <text:p text:style-name="P1"/>
      <text:p text:style-name="P1"/>
      <text:p text:style-name="P1"/>
      <text:p text:style-name="P1"/>
      <text:p text:style-name="P1">STRUCTURE OF JWT:</text:p>
      <text:p text:style-name="P1"/>
      <text:p text:style-name="P1">HEADER.PAYLOAD.SIGNATURE</text:p>
      <text:p text:style-name="P1"/>
      <text:p text:style-name="P1">THESE ARE ENCRYPTED USING BASE64 ENCRYPTION TECHNIQUES</text:p>
      <text:p text:style-name="P1"/>
      <text:p text:style-name="P1">THIS IS OPEN SOURCE BUT WITH THE “SECRET KEY” WE CAN PROTECT FROM UNAUTHORIZED CLIENTS(MALICIOUS CLIENTS)</text:p>
      <text:p text:style-name="P1"/>
      <text:p text:style-name="P1"/>
      <text:p text:style-name="P1">EVEN JWT IS ENCRYPTED USING OAUTH TECHNIQUES</text:p>
      <text:p text:style-name="P1"/>
      <text:p text:style-name="P1"><text: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5T18:02:35.465413430</meta:creation-date>
    <dc:date>2022-09-15T18:12:35.514398783</dc:date>
    <meta:editing-duration>PT10M</meta:editing-duration>
    <meta:editing-cycles>1</meta:editing-cycles>
    <meta:document-statistic meta:table-count="0" meta:image-count="0" meta:object-count="0" meta:page-count="1" meta:paragraph-count="13" meta:word-count="149" meta:character-count="872" meta:non-whitespace-character-count="727"/>
    <meta:generator>LibreOffice/6.4.7.2$Linux_X86_64 LibreOffice_project/40$Build-2</meta:generator>
  </office:meta>
</office:document-meta>
</file>